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19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7091in"/>
    </style:style>
    <style:style style:name="co6" style:family="table-column">
      <style:table-column-properties fo:break-before="auto" style:column-width="0.5362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478in"/>
    </style:style>
    <style:style style:name="co10" style:family="table-column">
      <style:table-column-properties fo:break-before="auto" style:column-width="0.4618in"/>
    </style:style>
    <style:style style:name="co11" style:family="table-column">
      <style:table-column-properties fo:break-before="auto" style:column-width="0.4945in"/>
    </style:style>
    <style:style style:name="co12" style:family="table-column">
      <style:table-column-properties fo:break-before="auto" style:column-width="0.3874in"/>
    </style:style>
    <style:style style:name="co13" style:family="table-column">
      <style:table-column-properties fo:break-before="auto" style:column-width="0.5937in"/>
    </style:style>
    <style:style style:name="co14" style:family="table-column">
      <style:table-column-properties fo:break-before="auto" style:column-width="0.4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n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8" table:default-cell-style-name="Default"/>
        <table:table-row table:style-name="ro1">
          <table:table-cell table:style-name="ce1" office:value-type="string" calcext:value-type="string">
            <text:p>sensor-manufacturer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3"/>
        </table:table-row>
        <table:table-row table:style-name="ro1">
          <table:table-cell table:number-columns-repeated="27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calc</text:p>
          </table:table-cell>
          <table:table-cell table:style-name="ce1" table:number-columns-repeated="28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66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2</text:p>
          </table:table-cell>
          <table:table-cell table:number-columns-repeated="10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86</text:p>
          </table:table-cell>
          <table:table-cell table:number-columns-repeated="10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5"/>
          <table:table-cell office:value-type="string" calcext:value-type="string">
            <text:p>582/586 succ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1</text:p>
          </table:table-cell>
          <table:table-cell office:value-type="string" calcext:value-type="string">
            <text:p>ISOCELL HM1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P9</text:p>
          </table:table-cell>
          <table:table-cell office:value-type="string" calcext:value-type="string">
            <text:p>ISOCELL HP9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Exmor_RS_CMOS_50MP</text:p>
          </table:table-cell>
          <table:table-cell office:value-type="string" calcext:value-type="string">
            <text:p>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5647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9281</text:p>
          </table:table-cell>
          <table:table-cell table:number-columns-repeated="3"/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3.84" calcext:value-type="float">
            <text:p>3.84</text:p>
          </table:table-cell>
          <table:table-cell office:value-type="float" office:value="2.4" calcext:value-type="float">
            <text:p>2.4</text:p>
          </table:table-cell>
          <table:table-cell table:number-columns-repeated="19"/>
          <table:table-cell office:value-type="string" calcext:value-type="string">
            <text:p>https://cdn.robotshop.com/media/a/adu/rb-adu-115/pdf/arducam-ov9281-1mp-global-shutter-mipi-camera-raspberry-pi-datasheet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7251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https://dlscorp.com/wp-content/uploads/2019/02/OV7251_MIPI_Camera_Module_DS_v1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08</text:p>
          </table:table-cell>
          <table:table-cell table:number-columns-repeated="3"/>
          <table:table-cell office:value-type="float" office:value="1936" calcext:value-type="float">
            <text:p>1936</text:p>
          </table:table-cell>
          <table:table-cell office:value-type="float" office:value="1096" calcext:value-type="float">
            <text:p>1096</text:p>
          </table:table-cell>
          <table:table-cell office:value-type="float" office:value="1.4" calcext:value-type="float">
            <text:p>1.4</text:p>
          </table:table-cell>
          <table:table-cell office:value-type="float" office:value="4.245" calcext:value-type="float">
            <text:p>4.245</text:p>
          </table:table-cell>
          <table:table-cell office:value-type="float" office:value="2.783" calcext:value-type="float">
            <text:p>2.783</text:p>
          </table:table-cell>
          <table:table-cell table:number-columns-repeated="19"/>
          <table:table-cell office:value-type="string" calcext:value-type="string">
            <text:p>https://github.com/torvalds/linux/tree/master/drivers/media/i2c</text:p>
          </table:table-cell>
          <table:table-cell office:value-type="string" calcext:value-type="string">
            <text:p>https://e-nexty.dxp.nexty-ele.com/product_files/download?lc_code=ja&amp;maker_code=SONY&amp;product_file_id=5242901&amp;product_id=5601227&amp;product_part_number=IMX208&amp;search_log_id=7597977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4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9</text:p>
          </table:table-cell>
          <table:table-cell/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8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7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0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77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2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7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62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5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"/>
          <table:table-cell office:value-type="string" calcext:value-type="string">
            <text:p><text:a xlink:href="https://github/" xlink:type="simple">https://github</text:a>.com/raspberrypi/linux/tree/rpi-6.6.y/drivers/media/i2c</text:p>
          </table:table-cell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55</text:p>
          </table:table-cell>
          <table:table-cell table:number-columns-repeated="3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8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4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8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5</text:p>
          </table:table-cell>
          <table:table-cell table:number-columns-repeated="3"/>
          <table:table-cell office:value-type="float" office:value="2616" calcext:value-type="float">
            <text:p>2616</text:p>
          </table:table-cell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office:value-type="float" office:value="5.14" calcext:value-type="float">
            <text:p>5.14</text:p>
          </table:table-cell>
          <table:table-cell table:number-columns-repeated="15"/>
          <table:table-cell office:value-type="string" calcext:value-type="string">
            <text:p>https://www.sony-semicon.com/files/62/flyer_security/IMX335LQN_Flyer.pdf</text:p>
          </table:table-cell>
          <table:table-cell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27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9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19</text:p>
          </table:table-cell>
          <table:table-cell/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0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6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8</text:p>
          </table:table-cell>
          <table:table-cell/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30</text:p>
          </table:table-cell>
          <table:table-cell/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58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74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83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Aptina</text:p>
          </table:table-cell>
          <table:table-cell office:value-type="string" calcext:value-type="string">
            <text:p>AR1820HS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"/>
          <table:table-cell office:value-type="string" calcext:value-type="string">
            <text:p>https://files.niemo.de/aptina_pdfs/AR1820HS_Data_Sheet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87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office:value-type="float" office:value="64" calcext:value-type="float">
            <text:p>64</text:p>
          </table:table-cell>
          <table:table-cell table:number-columns-repeated="15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64A40</text:p>
          </table:table-cell>
          <table:table-cell/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QV2710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Full Fram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ica</text:p>
          </table:table-cell>
          <table:table-cell office:value-type="string" calcext:value-type="string">
            <text:p>1in Leica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JN5</text:p>
          </table:table-cell>
          <table:table-cell office:value-type="string" calcext:value-type="string">
            <text:p>ISOCELL JN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0.64" calcext:value-type="float">
            <text:p>0.64</text:p>
          </table:table-cell>
          <table:table-cell table:number-columns-repeated="4"/>
          <table:table-cell office:value-type="string" calcext:value-type="string">
            <text:p>1/2.76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7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24" calcext:value-type="float">
            <text:p>10.24</text:p>
          </table:table-cell>
          <table:table-cell/>
          <table:table-cell office:value-type="string" calcext:value-type="string">
            <text:p>1/1.56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60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8.192" calcext:value-type="float">
            <text:p>8.192</text:p>
          </table:table-cell>
          <table:table-cell/>
          <table:table-cell office:value-type="string" calcext:value-type="string">
            <text:p>1/1.95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2.74”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6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25.27" calcext:value-type="float">
            <text:p>25.27</text:p>
          </table:table-cell>
          <table:table-cell office:value-type="float" office:value="6528" calcext:value-type="float">
            <text:p>6528</text:p>
          </table:table-cell>
          <table:table-cell office:value-type="float" office:value="4896" calcext:value-type="float">
            <text:p>4896</text:p>
          </table:table-cell>
          <table:table-cell office:value-type="float" office:value="0.75" calcext:value-type="float">
            <text:p>0.75</text:p>
          </table:table-cell>
          <table:table-cell office:value-type="float" office:value="4.896" calcext:value-type="float">
            <text:p>4.896</text:p>
          </table:table-cell>
          <table:table-cell office:value-type="float" office:value="3.672" calcext:value-type="float">
            <text:p>3.672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string" calcext:value-type="string">
            <text:p>1/2.77”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500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6.144" calcext:value-type="float">
            <text:p>6.144</text:p>
          </table:table-cell>
          <table:table-cell/>
          <table:table-cell office:value-type="string" calcext:value-type="string">
            <text:p>1/2.93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900</text:p>
          </table:table-cell>
          <table:table-cell table:number-columns-repeated="8"/>
          <table:table-cell office:value-type="float" office:value="16.384" calcext:value-type="float">
            <text:p>16.384</text:p>
          </table:table-cell>
          <table:table-cell/>
          <table:table-cell office:value-type="string" calcext:value-type="string">
            <text:p>1/0.9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00</text:p>
          </table:table-cell>
          <table:table-cell table:number-columns-repeated="8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1/1.43”</text:p>
          </table:table-cell>
          <table:table-cell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 office:value-type="string" calcext:value-type="string">
            <text:p>OnePlus 13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989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float" office:value="50.33" calcext:value-type="float">
            <text:p>50.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18</text:p>
          </table:table-cell>
          <table:table-cell table:number-columns-repeated="5"/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12.49" calcext:value-type="float">
            <text:p>12.49</text:p>
          </table:table-cell>
          <table:table-cell/>
          <table:table-cell office:value-type="string" calcext:value-type="string">
            <text:p>1/1.2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kon;Pentax;Sony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3.5" calcext:value-type="float">
            <text:p>23.5</text:p>
          </table:table-cell>
          <table:table-cell office:value-type="float" office:value="15.6" calcext:value-type="float">
            <text:p>15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anon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Classic</text:p>
          </table:table-cell>
          <table:table-cell table:number-columns-repeated="5"/>
          <table:table-cell office:value-type="float" office:value="25.1" calcext:value-type="float">
            <text:p>25.1</text:p>
          </table:table-cell>
          <table:table-cell office:value-type="float" office:value="16.7" calcext:value-type="float">
            <text:p>16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uperscope</text:p>
          </table:table-cell>
          <table:table-cell office:value-type="string" calcext:value-type="string">
            <text:p>Super 35</text:p>
          </table:table-cell>
          <table:table-cell table:number-columns-repeated="6"/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;Canon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High Definition</text:p>
          </table:table-cell>
          <table:table-cell table:number-columns-repeated="5"/>
          <table:table-cell office:value-type="float" office:value="27.9" calcext:value-type="float">
            <text:p>27.9</text:p>
          </table:table-cell>
          <table:table-cell office:value-type="float" office:value="18.6" calcext:value-type="float">
            <text:p>18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P</text:p>
          </table:table-cell>
          <table:table-cell office:value-type="string" calcext:value-type="string">
            <text:p>Panoramic</text:p>
          </table:table-cell>
          <table:table-cell table:number-columns-repeated="5"/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76</text:p>
          </table:table-cell>
          <table:table-cell/>
          <table:table-cell office:value-type="float" office:value="2.35" calcext:value-type="float">
            <text:p>2.35</text:p>
          </table:table-cell>
          <table:table-cell table:number-columns-repeated="8"/>
          <table:table-cell office:value-type="string" calcext:value-type="string">
            <text:p>1/1.8”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13850</text:p>
          </table:table-cell>
          <table:table-cell/>
          <table:table-cell office:value-type="float" office:value="2.35" calcext:value-type="float">
            <text:p>2.35</text:p>
          </table:table-cell>
          <table:table-cell/>
          <table:table-cell office:value-type="float" office:value="4224" calcext:value-type="float">
            <text:p>4224</text:p>
          </table:table-cell>
          <table:table-cell office:value-type="float" office:value="3136" calcext:value-type="float">
            <text:p>3136</text:p>
          </table:table-cell>
          <table:table-cell table:number-columns-repeated="5"/>
          <table:table-cell office:value-type="string" calcext:value-type="string">
            <text:p>1/2.78”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1/2.55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BF314ACS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string" calcext:value-type="string">
            <text:p>1/4”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X</text:p>
          </table:table-cell>
          <table:table-cell office:value-type="string" calcext:value-type="string">
            <text:p>ISOCELL HMX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5</text:p>
          </table:table-cell>
          <table:table-cell table:number-columns-repeated="3"/>
          <table:table-cell office:value-type="float" office:value="9602" calcext:value-type="float">
            <text:p>9602</text:p>
          </table:table-cell>
          <table:table-cell office:value-type="float" office:value="6498" calcext:value-type="float">
            <text:p>6498</text:p>
          </table:table-cell>
          <table:table-cell office:value-type="float" office:value="3.76" calcext:value-type="float">
            <text:p>3.76</text:p>
          </table:table-cell>
          <table:table-cell office:value-type="float" office:value="40.961" calcext:value-type="float">
            <text:p>40.961</text:p>
          </table:table-cell>
          <table:table-cell office:value-type="float" office:value="31.108" calcext:value-type="float">
            <text:p>31.108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string" calcext:value-type="string">
            <text:p>2.7”</text:p>
          </table:table-cell>
          <table:table-cell office:value-type="float" office:value="61.17" calcext:value-type="float">
            <text:p>61.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5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4"/>
          <table:table-cell office:value-type="string" calcext:value-type="string">
            <text:p>1/1.76”</text:p>
          </table:table-cell>
          <table:table-cell office:value-type="float" office:value="12.19" calcext:value-type="float">
            <text:p>12.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1</text:p>
          </table:table-cell>
          <table:table-cell office:value-type="string" calcext:value-type="string">
            <text:p>ISOCELL GN1</text:p>
          </table:table-cell>
          <table:table-cell table:number-columns-repeated="26"/>
          <table:table-cell office:value-type="float" office:value="1589871600" calcext:value-type="float">
            <text:p>1589871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8</text:p>
          </table:table-cell>
          <table:table-cell table:number-columns-repeated="3"/>
          <table:table-cell office:value-type="float" office:value="4224" calcext:value-type="float">
            <text:p>4224</text:p>
          </table:table-cell>
          <table:table-cell office:value-type="float" office:value="3192" calcext:value-type="float">
            <text:p>3192</text:p>
          </table:table-cell>
          <table:table-cell office:value-type="float" office:value="1.12" calcext:value-type="float">
            <text:p>1.12</text:p>
          </table:table-cell>
          <table:table-cell office:value-type="float" office:value="5.99" calcext:value-type="float">
            <text:p>5.99</text:p>
          </table:table-cell>
          <table:table-cell office:value-type="float" office:value="3.908" calcext:value-type="float">
            <text:p>3.908</text:p>
          </table:table-cell>
          <table:table-cell office:value-type="float" office:value="5.867" calcext:value-type="float">
            <text:p>5.867</text:p>
          </table:table-cell>
          <table:table-cell/>
          <table:table-cell office:value-type="string" calcext:value-type="string">
            <text:p>1/3.06”</text:p>
          </table:table-cell>
          <table:table-cell office:value-type="float" office:value="13.13" calcext:value-type="float">
            <text:p>13.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1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5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1/2.55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6</text:p>
          </table:table-cell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2.9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T2</text:p>
          </table:table-cell>
          <table:table-cell office:value-type="string" calcext:value-type="string">
            <text:p>ISOCELL 3T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4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4H7</text:p>
          </table:table-cell>
          <table:table-cell office:value-type="string" calcext:value-type="string">
            <text:p>ISOCELL 4H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40</text:p>
          </table:table-cell>
          <table:table-cell table:number-columns-repeated="10"/>
          <table:table-cell office:value-type="string" calcext:value-type="string">
            <text:p>1/1.7”</text:p>
          </table:table-cell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5</text:p>
          </table:table-cell>
          <table:table-cell table:number-columns-repeated="3"/>
          <table:table-cell office:value-type="float" office:value="2064" calcext:value-type="float">
            <text:p>2064</text:p>
          </table:table-cell>
          <table:table-cell office:value-type="float" office:value="1544" calcext:value-type="float">
            <text:p>1544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1/1.8”</text:p>
          </table:table-cell>
          <table:table-cell office:value-type="float" office:value="3.19" calcext:value-type="float">
            <text:p>3.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4</text:p>
          </table:table-cell>
          <table:table-cell table:number-columns-repeated="3"/>
          <table:table-cell office:value-type="float" office:value="2464" calcext:value-type="float">
            <text:p>2464</text:p>
          </table:table-cell>
          <table:table-cell office:value-type="float" office:value="2056" calcext:value-type="float">
            <text:p>2056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table:number-columns-repeated="2"/>
          <table:table-cell office:value-type="float" office:value="5.07" calcext:value-type="float">
            <text:p>5.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78</text:p>
          </table:table-cell>
          <table:table-cell table:number-columns-repeated="3"/>
          <table:table-cell office:value-type="float" office:value="3856" calcext:value-type="float">
            <text:p>3856</text:p>
          </table:table-cell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.5" calcext:value-type="float">
            <text:p>26.5</text:p>
          </table:table-cell>
          <table:table-cell table:number-columns-repeated="2"/>
          <table:table-cell office:value-type="string" calcext:value-type="string">
            <text:p>1/1.8”</text:p>
          </table:table-cell>
          <table:table-cell office:value-type="float" office:value="8.3" calcext:value-type="float">
            <text:p>8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3</text:p>
          </table:table-cell>
          <table:table-cell office:value-type="string" calcext:value-type="string">
            <text:p>ISOCELL GN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L6</text:p>
          </table:table-cell>
          <table:table-cell office:value-type="string" calcext:value-type="string">
            <text:p>ISOCELL 3L6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3.02”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office:value-type="float" office:value="4208" calcext:value-type="float">
            <text:p>4208</text:p>
          </table:table-cell>
          <table:table-cell office:value-type="float" office:value="3120" calcext:value-type="float">
            <text:p>3120</text:p>
          </table:table-cell>
          <table:table-cell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D2</text:p>
          </table:table-cell>
          <table:table-cell office:value-type="string" calcext:value-type="string">
            <text:p>ISOCELL GD2</text:p>
          </table:table-cell>
          <table:table-cell table:number-columns-repeated="2"/>
          <table:table-cell office:value-type="float" office:value="4032" calcext:value-type="float">
            <text:p>4032</text:p>
          </table:table-cell>
          <table:table-cell office:value-type="float" office:value="3024" calcext:value-type="float">
            <text:p>302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6" calcext:value-type="float">
            <text:p>7.06</text:p>
          </table:table-cell>
          <table:table-cell/>
          <table:table-cell office:value-type="string" calcext:value-type="string">
            <text:p>1/2.4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2</text:p>
          </table:table-cell>
          <table:table-cell office:value-type="string" calcext:value-type="string">
            <text:p>ISOCELL GN2</text:p>
          </table:table-cell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6144" calcext:value-type="float">
            <text:p>614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4.28" calcext:value-type="float">
            <text:p>14.28</text:p>
          </table:table-cell>
          <table:table-cell/>
          <table:table-cell office:value-type="string" calcext:value-type="string">
            <text:p>1/1.1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858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table:number-columns-repeated="4"/>
          <table:table-cell office:value-type="string" calcext:value-type="string">
            <text:p>1/2.51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3J1</text:p>
          </table:table-cell>
          <table:table-cell office:value-type="string" calcext:value-type="string">
            <text:p>ISOCELL 3J1</text:p>
          </table:table-cell>
          <table:table-cell table:number-columns-repeated="2"/>
          <table:table-cell office:value-type="float" office:value="3976" calcext:value-type="float">
            <text:p>3976</text:p>
          </table:table-cell>
          <table:table-cell office:value-type="float" office:value="2736" calcext:value-type="float">
            <text:p>2736</text:p>
          </table:table-cell>
          <table:table-cell office:value-type="float" office:value="1.22" calcext:value-type="float">
            <text:p>1.22</text:p>
          </table:table-cell>
          <table:table-cell table:number-columns-repeated="4"/>
          <table:table-cell office:value-type="string" calcext:value-type="string">
            <text:p>1/3”</text:p>
          </table:table-cell>
          <table:table-cell office:value-type="float" office:value="10.5" calcext:value-type="float">
            <text:p>10.5</text:p>
          </table:table-cell>
          <table:table-cell table:number-columns-repeated="15"/>
          <table:table-cell office:value-type="string" calcext:value-type="string">
            <text:p>https://semiconductor.samsung.com/image-sensor/mobile-image-sensor/isocell-fast-3j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GNK</text:p>
          </table:table-cell>
          <table:table-cell office:value-type="string" calcext:value-type="string">
            <text:p>ISOCELL GNK</text:p>
          </table:table-cell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6144" calcext:value-type="float">
            <text:p>6144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office:value-type="string" calcext:value-type="string">
            <text:p>1/1.3”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string" calcext:value-type="string">
            <text:p>https://semiconductor.samsung.com/image-sensor/mobile-image-sensor/isocell-gn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GNV</text:p>
          </table:table-cell>
          <table:table-cell office:value-type="string" calcext:value-type="string">
            <text:p>ISOCELL GNV</text:p>
          </table:table-cell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6144" calcext:value-type="float">
            <text:p>6144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office:value-type="string" calcext:value-type="string">
            <text:p>1/1.31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12</text:p>
          </table:table-cell>
          <table:table-cell table:number-columns-repeated="3"/>
          <table:table-cell office:value-type="float" office:value="4032" calcext:value-type="float">
            <text:p>4032</text:p>
          </table:table-cell>
          <table:table-cell office:value-type="float" office:value="3024" calcext:value-type="float">
            <text:p>3024</text:p>
          </table:table-cell>
          <table:table-cell table:number-columns-repeated="5"/>
          <table:table-cell office:value-type="string" calcext:value-type="string">
            <text:p>1/3.1”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GN8</text:p>
          </table:table-cell>
          <table:table-cell office:value-type="string" calcext:value-type="string">
            <text:p>ISOCELL GN8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1.95”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string" calcext:value-type="string">
            <text:p>https://semiconductor.samsung.com/image-sensor/mobile-image-sensor/isocell-gn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GN5</text:p>
          </table:table-cell>
          <table:table-cell office:value-type="string" calcext:value-type="string">
            <text:p>ISOCELL GN5</text:p>
          </table:table-cell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6144" calcext:value-type="float">
            <text:p>614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7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</table:table>
      <table:table table:name="Models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15" table:default-cell-style-name="ce4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evice-type</text:p>
          </table:table-cell>
          <table:table-cell office:value-type="string" calcext:value-type="string">
            <text:p>device-class</text:p>
          </table:table-cell>
          <table:table-cell office:value-type="string" calcext:value-type="string">
            <text:p>release-date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-front</text:p>
          </table:table-cell>
          <table:table-cell office:value-type="string" calcext:value-type="string">
            <text:p>ultrawi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telephoto</text:p>
          </table:table-cell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A54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office:value-type="float" office:value="1679641200" calcext:value-type="float">
            <text:p>1679641200</text:p>
          </table:table-cell>
          <table:table-cell office:value-type="string" calcext:value-type="string">
            <text:p>SM-A546B;SM-A546E;SM-A546E/DS;SM-A546U;SM-A546V;SM-A5460;SCG21;SC-53D;SM-A546B/DS;SM-A546S;SM-A546U1</text:p>
          </table:table-cell>
          <table:table-cell/>
          <table:table-cell office:value-type="string" calcext:value-type="string">
            <text:p>IMX766:26.17079</text:p>
          </table:table-cell>
          <table:table-cell office:value-type="string" calcext:value-type="string">
            <text:p>IMX616:25.27;S5KGD2:25.27</text:p>
          </table:table-cell>
          <table:table-cell office:value-type="string" calcext:value-type="string">
            <text:p>S5K3L6:13</text:p>
          </table:table-cell>
          <table:table-cell office:value-type="string" calcext:value-type="string">
            <text:p>h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2"/>
          <table:table-cell office:value-type="string" calcext:value-type="string">
            <text:p>IMX582;IMX586:1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Alpha 1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MILC</text:p>
          </table:table-cell>
          <table:table-cell table:number-columns-repeated="2"/>
          <table:table-cell office:value-type="string" calcext:value-type="string">
            <text:p>Exmor_RS_CMOS_50M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OV56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708;IMX4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iaomi</text:p>
          </table:table-cell>
          <table:table-cell office:value-type="string" calcext:value-type="string">
            <text:p>15 Ultra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1in Le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oneplus.com/global/13/specs</text:p>
          </table:table-cell>
          <table:table-cell office:value-type="string" calcext:value-type="string">
            <text:p>One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808:23</text:p>
          </table:table-cell>
          <table:table-cell office:value-type="string" calcext:value-type="string">
            <text:p>IMX615:21</text:p>
          </table:table-cell>
          <table:table-cell office:value-type="string" calcext:value-type="string">
            <text:p>S5KJN5:15</text:p>
          </table:table-cell>
          <table:table-cell/>
          <table:table-cell office:value-type="string" calcext:value-type="string">
            <text:p>LYT-600:73</text:p>
          </table:table-cell>
        </table:table-row>
        <table:table-row table:style-name="ro1">
          <table:table-cell office:value-type="string" calcext:value-type="string">
            <text:p>https://www.oneplus.com/global/13r/spec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13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700:24</text:p>
          </table:table-cell>
          <table:table-cell table:number-columns-repeated="2" office:value-type="string" calcext:value-type="string">
            <text:p>hold</text:p>
          </table:table-cell>
          <table:table-cell/>
          <table:table-cell office:value-type="string" calcext:value-type="string">
            <text:p>S5KJN5:47</text:p>
          </table:table-cell>
        </table:table-row>
        <table:table-row table:style-name="ro1">
          <table:table-cell/>
          <table:table-cell office:value-type="string" calcext:value-type="string">
            <text:p>Nik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ntax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2710:18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519:26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98:26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Pivariety:B0367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R1820HS: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21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30:27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table:style-name="Default" office:value-type="string" calcext:value-type="string">
            <text:p>Hawkeye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787:23.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OwlSight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64A40:24.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Pixel 9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Pixel 9 Pro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Pixel 8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Pixel 8 Pro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8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cronyms" table:style-name="ta1"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Mirrorless Interchangeable-Lens Camera</text:p>
          </table:table-cell>
        </table:table-row>
        <table:table-row table:style-name="ro1">
          <table:table-cell office:value-type="string" calcext:value-type="string">
            <text:p>DSLM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Digital Single-Lens Mirrorless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Electronic Viewfinder Interchangeable-Lens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Compact System Camera</text:p>
          </table:table-cell>
        </table:table-row>
        <table:table-row table:style-name="ro1">
          <table:table-cell table:number-columns-repeated="2" office:value-type="string" calcext:value-type="string">
            <text:p>DSLR</text:p>
          </table:table-cell>
          <table:table-cell office:value-type="string" calcext:value-type="string">
            <text:p>Digital Single-Lens Reflex</text:p>
          </table:table-cell>
        </table:table-row>
        <table:table-row table:style-name="ro1">
          <table:table-cell table:number-columns-repeated="2" office:value-type="string" calcext:value-type="string">
            <text:p>SLR</text:p>
          </table:table-cell>
          <table:table-cell office:value-type="string" calcext:value-type="string">
            <text:p>Single-Lens Reflex</text:p>
          </table:table-cell>
        </table:table-row>
        <table:table-row table:style-name="ro1">
          <table:table-cell table:number-columns-repeated="2" office:value-type="string" calcext:value-type="string">
            <text:p>TLR</text:p>
          </table:table-cell>
          <table:table-cell office:value-type="string" calcext:value-type="string">
            <text:p>Twin-Lens Reflex</text:p>
          </table:table-cell>
        </table:table-row>
        <table:table-row table:style-name="ro1">
          <table:table-cell table:number-columns-repeated="2" office:value-type="string" calcext:value-type="string">
            <text:p>SBC</text:p>
          </table:table-cell>
          <table:table-cell office:value-type="string" calcext:value-type="string">
            <text:p>Single-Board Computer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ystem on a Chip</text:p>
          </table:table-cell>
        </table:table-row>
        <table:table-row table:style-name="ro1">
          <table:table-cell table:number-columns-repeated="2" office:value-type="string" calcext:value-type="string">
            <text:p>APS</text:p>
          </table:table-cell>
          <table:table-cell office:value-type="string" calcext:value-type="string">
            <text:p>Adavanced Photo System</text:p>
          </table:table-cell>
        </table:table-row>
      </table:table>
      <table:table table:name="Formats" table:style-name="ta1">
        <table:table-column table:style-name="co15" table:number-columns-repeated="8" table:default-cell-style-name="Default"/>
        <table:table-row table:style-name="ro1"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office:value-type="string" calcext:value-type="string">
            <text:p>sensor-area</text:p>
          </table:table-cell>
          <table:table-cell office:value-type="string" calcext:value-type="string">
            <text:p>format-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table:formula="of:=SQRT(([.B2])^2+([.C2])^2)" office:value-type="float" office:value="1.6" calcext:value-type="float">
            <text:p>1.6</text:p>
          </table:table-cell>
          <table:table-cell office:value-type="float" office:value="1.229" calcext:value-type="float">
            <text:p>1.229</text:p>
          </table:table-cell>
          <table:table-cell table:number-columns-repeated="2"/>
          <table:table-cell table:formula="of:=([.D2] * 1.5)/25.4" office:value-type="float" office:value="0.094488188976378" calcext:value-type="float">
            <text:p>0.094488188976378</text:p>
          </table:table-cell>
        </table:table-row>
        <table:table-row table:style-name="ro1">
          <table:table-cell office:value-type="string" calcext:value-type="string">
            <text:p>1/8”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SQRT(([.B3])^2+([.C3])^2)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([.D3] * 1.5)/25.4" office:value-type="float" office:value="0.118110236220472" calcext:value-type="float">
            <text:p>0.118110236220472</text:p>
          </table:table-cell>
        </table:table-row>
        <table:table-row table:style-name="ro1">
          <table:table-cell office:value-type="string" calcext:value-type="string">
            <text:p>1/6”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formula="of:=SQRT(([.B4])^2+([.C4])^2)" office:value-type="float" office:value="3" calcext:value-type="float">
            <text:p>3</text:p>
          </table:table-cell>
          <table:table-cell table:formula="of:=[.B4]*[.C4]" office:value-type="float" office:value="4.32" calcext:value-type="float">
            <text:p>4.32</text:p>
          </table:table-cell>
          <table:table-cell table:number-columns-repeated="2"/>
          <table:table-cell table:formula="of:=([.D4] * 1.5)/25.4" office:value-type="float" office:value="0.177165354330709" calcext:value-type="float">
            <text:p>0.177165354330709</text:p>
          </table:table-cell>
        </table:table-row>
        <table:table-row table:style-name="ro1">
          <table:table-cell office:value-type="string" calcext:value-type="string">
            <text:p>1/4”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table:formula="of:=SQRT(([.B5])^2+([.C5])^2)" office:value-type="float" office:value="4.5" calcext:value-type="float">
            <text:p>4.5</text:p>
          </table:table-cell>
          <table:table-cell table:formula="of:=[.B5]*[.C5]" office:value-type="float" office:value="9.72" calcext:value-type="float">
            <text:p>9.72</text:p>
          </table:table-cell>
          <table:table-cell table:number-columns-repeated="2"/>
          <table:table-cell table:formula="of:=([.D5] * 1.5)/25.4" office:value-type="float" office:value="0.265748031496063" calcext:value-type="float">
            <text:p>0.265748031496063</text:p>
          </table:table-cell>
        </table:table-row>
        <table:table-row table:style-name="ro1">
          <table:table-cell office:value-type="string" calcext:value-type="string">
            <text:p>1/3.6”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([.B6])^2+([.C6])^2)" office:value-type="float" office:value="5" calcext:value-type="float">
            <text:p>5</text:p>
          </table:table-cell>
          <table:table-cell table:formula="of:=[.B6]*[.C6]" office:value-type="float" office:value="12" calcext:value-type="float">
            <text:p>12</text:p>
          </table:table-cell>
          <table:table-cell table:number-columns-repeated="2"/>
          <table:table-cell table:formula="of:=([.D6] * 1.5)/25.4" office:value-type="float" office:value="0.295275590551181" calcext:value-type="float">
            <text:p>0.295275590551181</text:p>
          </table:table-cell>
        </table:table-row>
        <table:table-row table:style-name="ro1">
          <table:table-cell office:value-type="string" calcext:value-type="string">
            <text:p>1/3.2”</text:p>
          </table:table-cell>
          <table:table-cell office:value-type="float" office:value="4.54" calcext:value-type="float">
            <text:p>4.54</text:p>
          </table:table-cell>
          <table:table-cell office:value-type="float" office:value="3.42" calcext:value-type="float">
            <text:p>3.42</text:p>
          </table:table-cell>
          <table:table-cell table:formula="of:=SQRT(([.B7])^2+([.C7])^2)" office:value-type="float" office:value="5.68401266712171" calcext:value-type="float">
            <text:p>5.68401266712171</text:p>
          </table:table-cell>
          <table:table-cell table:formula="of:=[.B7]*[.C7]" office:value-type="float" office:value="15.5268" calcext:value-type="float">
            <text:p>15.5268</text:p>
          </table:table-cell>
          <table:table-cell table:number-columns-repeated="2"/>
          <table:table-cell table:formula="of:=([.D7] * 1.5)/25.4" office:value-type="float" office:value="0.335670039396951" calcext:value-type="float">
            <text:p>0.335670039396951</text:p>
          </table:table-cell>
        </table:table-row>
        <table:table-row table:style-name="ro1">
          <table:table-cell office:value-type="string" calcext:value-type="string">
            <text:p>1/3.09”</text:p>
          </table:table-cell>
          <table:table-cell office:value-type="float" office:value="4.66" calcext:value-type="float">
            <text:p>4.66</text:p>
          </table:table-cell>
          <table:table-cell office:value-type="float" office:value="3.5" calcext:value-type="float">
            <text:p>3.5</text:p>
          </table:table-cell>
          <table:table-cell table:formula="of:=SQRT(([.B8])^2+([.C8])^2)" office:value-type="float" office:value="5.82800137268344" calcext:value-type="float">
            <text:p>5.82800137268344</text:p>
          </table:table-cell>
          <table:table-cell table:formula="of:=[.B8]*[.C8]" office:value-type="float" office:value="16.31" calcext:value-type="float">
            <text:p>16.31</text:p>
          </table:table-cell>
          <table:table-cell table:number-columns-repeated="2"/>
          <table:table-cell table:formula="of:=([.D8] * 1.5)/25.4" office:value-type="float" office:value="0.344173309410439" calcext:value-type="float">
            <text:p>0.344173309410439</text:p>
          </table:table-cell>
        </table:table-row>
        <table:table-row table:style-name="ro1">
          <table:table-cell office:value-type="string" calcext:value-type="string">
            <text:p>1/3.05”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table:formula="of:=SQRT(([.B9])^2+([.C9])^2)" office:value-type="float" office:value="5.94053869611166" calcext:value-type="float">
            <text:p>5.94053869611166</text:p>
          </table:table-cell>
          <table:table-cell table:formula="of:=[.B9]*[.C9]" office:value-type="float" office:value="16.8" calcext:value-type="float">
            <text:p>16.8</text:p>
          </table:table-cell>
          <table:table-cell office:value-type="string" calcext:value-type="string">
            <text:p>8mm</text:p>
          </table:table-cell>
          <table:table-cell/>
          <table:table-cell table:formula="of:=([.D9] * 1.5)/25.4" office:value-type="float" office:value="0.350819214337303" calcext:value-type="float">
            <text:p>0.350819214337303</text:p>
          </table:table-cell>
        </table:table-row>
        <table:table-row table:style-name="ro1">
          <table:table-cell office:value-type="string" calcext:value-type="string">
            <text:p>1/3”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SQRT(([.B10])^2+([.C10])^2)" office:value-type="float" office:value="6" calcext:value-type="float">
            <text:p>6</text:p>
          </table:table-cell>
          <table:table-cell table:formula="of:=[.B10]*[.C10]" office:value-type="float" office:value="17.28" calcext:value-type="float">
            <text:p>17.28</text:p>
          </table:table-cell>
          <table:table-cell table:number-columns-repeated="2"/>
          <table:table-cell table:formula="of:=([.D10] * 1.5)/25.4" office:value-type="float" office:value="0.354330708661417" calcext:value-type="float">
            <text:p>0.354330708661417</text:p>
          </table:table-cell>
        </table:table-row>
        <table:table-row table:style-name="ro1">
          <table:table-cell office:value-type="string" calcext:value-type="string">
            <text:p>1/2.9”</text:p>
          </table:table-cell>
          <table:table-cell office:value-type="float" office:value="4.98" calcext:value-type="float">
            <text:p>4.98</text:p>
          </table:table-cell>
          <table:table-cell office:value-type="float" office:value="3.74" calcext:value-type="float">
            <text:p>3.74</text:p>
          </table:table-cell>
          <table:table-cell table:formula="of:=SQRT(([.B11])^2+([.C11])^2)" office:value-type="float" office:value="6.22800128452138" calcext:value-type="float">
            <text:p>6.22800128452138</text:p>
          </table:table-cell>
          <table:table-cell table:formula="of:=[.B11]*[.C11]" office:value-type="float" office:value="18.6252" calcext:value-type="float">
            <text:p>18.6252</text:p>
          </table:table-cell>
          <table:table-cell table:number-columns-repeated="2"/>
          <table:table-cell table:formula="of:=([.D11] * 1.5)/25.4" office:value-type="float" office:value="0.367795351448113" calcext:value-type="float">
            <text:p>0.367795351448113</text:p>
          </table:table-cell>
        </table:table-row>
        <table:table-row table:style-name="ro1">
          <table:table-cell office:value-type="string" calcext:value-type="string">
            <text:p>1/2.7”</text:p>
          </table:table-cell>
          <table:table-cell office:value-type="float" office:value="5.37" calcext:value-type="float">
            <text:p>5.37</text:p>
          </table:table-cell>
          <table:table-cell office:value-type="float" office:value="4.04" calcext:value-type="float">
            <text:p>4.04</text:p>
          </table:table-cell>
          <table:table-cell table:formula="of:=SQRT(([.B12])^2+([.C12])^2)" office:value-type="float" office:value="6.72000744047207" calcext:value-type="float">
            <text:p>6.72000744047207</text:p>
          </table:table-cell>
          <table:table-cell table:formula="of:=[.B12]*[.C12]" office:value-type="float" office:value="21.6948" calcext:value-type="float">
            <text:p>21.6948</text:p>
          </table:table-cell>
          <table:table-cell table:number-columns-repeated="2"/>
          <table:table-cell table:formula="of:=([.D12] * 1.5)/25.4" office:value-type="float" office:value="0.396850833098744" calcext:value-type="float">
            <text:p>0.396850833098744</text:p>
          </table:table-cell>
        </table:table-row>
        <table:table-row table:style-name="ro1">
          <table:table-cell office:value-type="string" calcext:value-type="string">
            <text:p>1/2.6”</text:p>
          </table:table-cell>
          <table:table-cell office:value-type="float" office:value="5.79" calcext:value-type="float">
            <text:p>5.79</text:p>
          </table:table-cell>
          <table:table-cell office:value-type="float" office:value="4.01" calcext:value-type="float">
            <text:p>4.01</text:p>
          </table:table-cell>
          <table:table-cell table:formula="of:=SQRT(([.B13])^2+([.C13])^2)" office:value-type="float" office:value="7.04302491831457" calcext:value-type="float">
            <text:p>7.04302491831457</text:p>
          </table:table-cell>
          <table:table-cell table:formula="of:=[.B13]*[.C13]" office:value-type="float" office:value="23.2179" calcext:value-type="float">
            <text:p>23.2179</text:p>
          </table:table-cell>
          <table:table-cell office:value-type="string" calcext:value-type="string">
            <text:p>Super 8mm</text:p>
          </table:table-cell>
          <table:table-cell/>
          <table:table-cell table:formula="of:=([.D13] * 1.5)/25.4" office:value-type="float" office:value="0.415926668404404" calcext:value-type="float">
            <text:p>0.415926668404404</text:p>
          </table:table-cell>
        </table:table-row>
        <table:table-row table:style-name="ro1">
          <table:table-cell office:value-type="string" calcext:value-type="string">
            <text:p>1/2.5”</text:p>
          </table:table-cell>
          <table:table-cell office:value-type="float" office:value="5.76" calcext:value-type="float">
            <text:p>5.76</text:p>
          </table:table-cell>
          <table:table-cell office:value-type="float" office:value="4.29" calcext:value-type="float">
            <text:p>4.29</text:p>
          </table:table-cell>
          <table:table-cell table:formula="of:=SQRT(([.B14])^2+([.C14])^2)" office:value-type="float" office:value="7.18204010013868" calcext:value-type="float">
            <text:p>7.18204010013868</text:p>
          </table:table-cell>
          <table:table-cell table:formula="of:=[.B14]*[.C14]" office:value-type="float" office:value="24.7104" calcext:value-type="float">
            <text:p>24.7104</text:p>
          </table:table-cell>
          <table:table-cell table:number-columns-repeated="2"/>
          <table:table-cell table:formula="of:=([.D14] * 1.5)/25.4" office:value-type="float" office:value="0.424136226386142" calcext:value-type="float">
            <text:p>0.424136226386142</text:p>
          </table:table-cell>
        </table:table-row>
        <table:table-row table:style-name="ro1">
          <table:table-cell office:value-type="string" calcext:value-type="string">
            <text:p>1/2.3”</text:p>
          </table:table-cell>
          <table:table-cell office:value-type="float" office:value="6.17" calcext:value-type="float">
            <text:p>6.17</text:p>
          </table:table-cell>
          <table:table-cell office:value-type="float" office:value="4.55" calcext:value-type="float">
            <text:p>4.55</text:p>
          </table:table-cell>
          <table:table-cell table:formula="of:=SQRT(([.B15])^2+([.C15])^2)" office:value-type="float" office:value="7.66625071335395" calcext:value-type="float">
            <text:p>7.66625071335395</text:p>
          </table:table-cell>
          <table:table-cell table:formula="of:=[.B15]*[.C15]" office:value-type="float" office:value="28.0735" calcext:value-type="float">
            <text:p>28.0735</text:p>
          </table:table-cell>
          <table:table-cell table:number-columns-repeated="2"/>
          <table:table-cell table:formula="of:=([.D15] * 1.5)/25.4" office:value-type="float" office:value="0.4527313413398" calcext:value-type="float">
            <text:p>0.4527313413398</text:p>
          </table:table-cell>
        </table:table-row>
        <table:table-row table:style-name="ro1">
          <table:table-cell office:value-type="string" calcext:value-type="string">
            <text:p>1/2.2”</text:p>
          </table:table-cell>
          <table:table-cell office:value-type="float" office:value="6.3" calcext:value-type="float">
            <text:p>6.3</text:p>
          </table:table-cell>
          <table:table-cell office:value-type="float" office:value="4.72" calcext:value-type="float">
            <text:p>4.72</text:p>
          </table:table-cell>
          <table:table-cell table:formula="of:=SQRT(([.B16])^2+([.C16])^2)" office:value-type="float" office:value="7.8720010162601" calcext:value-type="float">
            <text:p>7.8720010162601</text:p>
          </table:table-cell>
          <table:table-cell table:formula="of:=[.B16]*[.C16]" office:value-type="float" office:value="29.736" calcext:value-type="float">
            <text:p>29.736</text:p>
          </table:table-cell>
          <table:table-cell table:number-columns-repeated="2"/>
          <table:table-cell table:formula="of:=([.D16] * 1.5)/25.4" office:value-type="float" office:value="0.46488194977914" calcext:value-type="float">
            <text:p>0.46488194977914</text:p>
          </table:table-cell>
        </table:table-row>
        <table:table-row table:style-name="ro1">
          <table:table-cell office:value-type="string" calcext:value-type="string">
            <text:p>1/2”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SQRT(([.B17])^2+([.C17])^2)" office:value-type="float" office:value="8" calcext:value-type="float">
            <text:p>8</text:p>
          </table:table-cell>
          <table:table-cell table:formula="of:=[.B17]*[.C17]" office:value-type="float" office:value="30.72" calcext:value-type="float">
            <text:p>30.72</text:p>
          </table:table-cell>
          <table:table-cell table:number-columns-repeated="2"/>
          <table:table-cell table:formula="of:=([.D17] * 1.5)/25.4" office:value-type="float" office:value="0.47244094488189" calcext:value-type="float">
            <text:p>0.47244094488189</text:p>
          </table:table-cell>
        </table:table-row>
        <table:table-row table:style-name="ro1">
          <table:table-cell office:value-type="string" calcext:value-type="string">
            <text:p>1/1.8”</text:p>
          </table:table-cell>
          <table:table-cell office:value-type="float" office:value="7.18" calcext:value-type="float">
            <text:p>7.18</text:p>
          </table:table-cell>
          <table:table-cell office:value-type="float" office:value="5.32" calcext:value-type="float">
            <text:p>5.32</text:p>
          </table:table-cell>
          <table:table-cell table:formula="of:=SQRT(([.B18])^2+([.C18])^2)" office:value-type="float" office:value="8.93615129683915" calcext:value-type="float">
            <text:p>8.93615129683915</text:p>
          </table:table-cell>
          <table:table-cell table:formula="of:=[.B18]*[.C18]" office:value-type="float" office:value="38.1976" calcext:value-type="float">
            <text:p>38.1976</text:p>
          </table:table-cell>
          <table:table-cell table:number-columns-repeated="2"/>
          <table:table-cell table:formula="of:=([.D18] * 1.5)/25.4" office:value-type="float" office:value="0.527725470285777" calcext:value-type="float">
            <text:p>0.527725470285777</text:p>
          </table:table-cell>
        </table:table-row>
        <table:table-row table:style-name="ro1">
          <table:table-cell office:value-type="string" calcext:value-type="string">
            <text:p>1/1.7”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table:formula="of:=SQRT(([.B19])^2+([.C19])^2)" office:value-type="float" office:value="9.5" calcext:value-type="float">
            <text:p>9.5</text:p>
          </table:table-cell>
          <table:table-cell table:formula="of:=[.B19]*[.C19]" office:value-type="float" office:value="43.32" calcext:value-type="float">
            <text:p>43.32</text:p>
          </table:table-cell>
          <table:table-cell table:number-columns-repeated="2"/>
          <table:table-cell table:formula="of:=([.D19] * 1.5)/25.4" office:value-type="float" office:value="0.561023622047244" calcext:value-type="float">
            <text:p>0.561023622047244</text:p>
          </table:table-cell>
        </table:table-row>
        <table:table-row table:style-name="ro1">
          <table:table-cell office:value-type="string" calcext:value-type="string">
            <text:p>1/1.6”</text:p>
          </table:table-cell>
          <table:table-cell office:value-type="float" office:value="8.08" calcext:value-type="float">
            <text:p>8.08</text:p>
          </table:table-cell>
          <table:table-cell office:value-type="float" office:value="6.01" calcext:value-type="float">
            <text:p>6.01</text:p>
          </table:table-cell>
          <table:table-cell table:formula="of:=SQRT(([.B20])^2+([.C20])^2)" office:value-type="float" office:value="10.0700794435794" calcext:value-type="float">
            <text:p>10.0700794435794</text:p>
          </table:table-cell>
          <table:table-cell table:formula="of:=[.B20]*[.C20]" office:value-type="float" office:value="48.5608" calcext:value-type="float">
            <text:p>48.5608</text:p>
          </table:table-cell>
          <table:table-cell table:number-columns-repeated="2"/>
          <table:table-cell table:formula="of:=([.D20] * 1.5)/25.4" office:value-type="float" office:value="0.594689730920042" calcext:value-type="float">
            <text:p>0.594689730920042</text:p>
          </table:table-cell>
        </table:table-row>
        <table:table-row table:style-name="ro1"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table:formula="of:=([.D21] * 1.5)/25.4" office:value-type="float" office:value="0.60236220472441" calcext:value-type="float">
            <text:p>0.60236220472441</text:p>
          </table:table-cell>
        </table:table-row>
        <table:table-row table:style-name="ro1">
          <table:table-cell office:value-type="string" calcext:value-type="string">
            <text:p>2/3”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Fuji Nokia</text:p>
          </table:table-cell>
          <table:table-cell table:formula="of:=([.D22] * 1.5)/25.4" office:value-type="float" office:value="0.661417322834646" calcext:value-type="float">
            <text:p>0.661417322834646</text:p>
          </table:table-cell>
        </table:table-row>
        <table:table-row table:style-name="ro1">
          <table:table-cell office:value-type="string" calcext:value-type="string">
            <text:p>1/1.33”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table:formula="of:=[.B23]*[.C23]" office:value-type="float" office:value="69.12" calcext:value-type="float">
            <text:p>69.12</text:p>
          </table:table-cell>
          <table:table-cell table:number-columns-repeated="2"/>
          <table:table-cell table:formula="of:=([.D23] * 1.5)/25.4" office:value-type="float" office:value="0.720472440944882" calcext:value-type="float">
            <text:p>0.720472440944882</text:p>
          </table:table-cell>
        </table:table-row>
        <table:table-row table:style-name="ro1">
          <table:table-cell office:value-type="string" calcext:value-type="string">
            <text:p>1/1.25”</text:p>
          </table:table-cell>
          <table:table-cell office:value-type="float" office:value="10.26" calcext:value-type="float">
            <text:p>10.26</text:p>
          </table:table-cell>
          <table:table-cell office:value-type="float" office:value="7.49" calcext:value-type="float">
            <text:p>7.49</text:p>
          </table:table-cell>
          <table:table-cell office:value-type="float" office:value="13.2" calcext:value-type="float">
            <text:p>13.2</text:p>
          </table:table-cell>
          <table:table-cell table:formula="of:=[.B24]*[.C24]" office:value-type="float" office:value="76.8474" calcext:value-type="float">
            <text:p>76.8474</text:p>
          </table:table-cell>
          <table:table-cell office:value-type="string" calcext:value-type="string">
            <text:p>16mm</text:p>
          </table:table-cell>
          <table:table-cell/>
          <table:table-cell table:formula="of:=([.D24] * 1.5)/25.4" office:value-type="float" office:value="0.779527559055118" calcext:value-type="float">
            <text:p>0.779527559055118</text:p>
          </table:table-cell>
        </table:table-row>
        <table:table-row table:style-name="ro1">
          <table:table-cell office:value-type="string" calcext:value-type="string">
            <text:p>1/1.2”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B25]*[.C25]" office:value-type="float" office:value="85.36" calcext:value-type="float">
            <text:p>85.36</text:p>
          </table:table-cell>
          <table:table-cell table:number-columns-repeated="2"/>
          <table:table-cell table:formula="of:=([.D25] * 1.5)/25.4" office:value-type="float" office:value="0.838582677165354" calcext:value-type="float">
            <text:p>0.838582677165354</text:p>
          </table:table-cell>
        </table:table-row>
        <table:table-row table:style-name="ro1">
          <table:table-cell office:value-type="string" calcext:value-type="string">
            <text:p>1/1.12”</text:p>
          </table:table-cell>
          <table:table-cell office:value-type="float" office:value="11.43" calcext:value-type="float">
            <text:p>11.43</text:p>
          </table:table-cell>
          <table:table-cell office:value-type="float" office:value="8.57" calcext:value-type="float">
            <text:p>8.57</text:p>
          </table:table-cell>
          <table:table-cell office:value-type="float" office:value="15.2" calcext:value-type="float">
            <text:p>15.2</text:p>
          </table:table-cell>
          <table:table-cell table:formula="of:=[.B26]*[.C26]" office:value-type="float" office:value="97.9551" calcext:value-type="float">
            <text:p>97.9551</text:p>
          </table:table-cell>
          <table:table-cell table:number-columns-repeated="2"/>
          <table:table-cell table:formula="of:=([.D26] * 1.5)/25.4" office:value-type="float" office:value="0.897637795275591" calcext:value-type="float">
            <text:p>0.897637795275591</text:p>
          </table:table-cell>
        </table:table-row>
        <table:table-row table:style-name="ro1">
          <table:table-cell office:value-type="string" calcext:value-type="string">
            <text:p>1/1.05”</text:p>
          </table:table-cell>
          <table:table-cell office:value-type="float" office:value="12.48" calcext:value-type="float">
            <text:p>12.48</text:p>
          </table:table-cell>
          <table:table-cell office:value-type="float" office:value="7.02" calcext:value-type="float">
            <text:p>7.02</text:p>
          </table:table-cell>
          <table:table-cell office:value-type="float" office:value="16.2" calcext:value-type="float">
            <text:p>16.2</text:p>
          </table:table-cell>
          <table:table-cell table:formula="of:=[.B27]*[.C27]" office:value-type="float" office:value="87.6096" calcext:value-type="float">
            <text:p>87.6096</text:p>
          </table:table-cell>
          <table:table-cell/>
          <table:table-cell office:value-type="string" calcext:value-type="string">
            <text:p>Blackmagic</text:p>
          </table:table-cell>
          <table:table-cell table:formula="of:=([.D27] * 1.5)/25.4" office:value-type="float" office:value="0.956692913385827" calcext:value-type="float">
            <text:p>0.956692913385827</text:p>
          </table:table-cell>
        </table:table-row>
        <table:table-row table:style-name="ro1">
          <table:table-cell office:value-type="string" calcext:value-type="string">
            <text:p>1.02”</text:p>
          </table:table-cell>
          <table:table-cell office:value-type="float" office:value="12.52" calcext:value-type="float">
            <text:p>12.52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  <table:table-cell table:formula="of:=[.B28]*[.C28]" office:value-type="float" office:value="92.7732" calcext:value-type="float">
            <text:p>92.7732</text:p>
          </table:table-cell>
          <table:table-cell office:value-type="string" calcext:value-type="string">
            <text:p>Super 16mm</text:p>
          </table:table-cell>
          <table:table-cell/>
          <table:table-cell table:formula="of:=([.D28] * 1.5)/25.4" office:value-type="float" office:value="1.01574803149606" calcext:value-type="float">
            <text:p>1.01574803149606</text:p>
          </table:table-cell>
        </table:table-row>
        <table:table-row table:style-name="ro1">
          <table:table-cell office:value-type="string" calcext:value-type="string">
            <text:p>1.07”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18.2" calcext:value-type="float">
            <text:p>18.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kon Sony</text:p>
          </table:table-cell>
          <table:table-cell table:formula="of:=([.D29] * 1.5)/25.4" office:value-type="float" office:value="1.0748031496063" calcext:value-type="float">
            <text:p>1.0748031496063</text:p>
          </table:table-cell>
        </table:table-row>
        <table:table-row table:style-name="ro1">
          <table:table-cell office:value-type="string" calcext:value-type="string">
            <text:p>1.13”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table:formula="of:=[.B30]*[.C30]" office:value-type="float" office:value="122.88" calcext:value-type="float">
            <text:p>122.88</text:p>
          </table:table-cell>
          <table:table-cell table:number-columns-repeated="2"/>
          <table:table-cell table:formula="of:=([.D30] * 1.5)/25.4" office:value-type="float" office:value="1.13385826771654" calcext:value-type="float">
            <text:p>1.13385826771654</text:p>
          </table:table-cell>
        </table:table-row>
        <table:table-row table:style-name="ro1">
          <table:table-cell office:value-type="string" calcext:value-type="string">
            <text:p>1.19”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20.2" calcext:value-type="float">
            <text:p>20.2</text:p>
          </table:table-cell>
          <table:table-cell table:formula="of:=[.B31]*[.C31]" office:value-type="float" office:value="130.2" calcext:value-type="float">
            <text:p>130.2</text:p>
          </table:table-cell>
          <table:table-cell table:number-columns-repeated="2"/>
          <table:table-cell table:formula="of:=([.D31] * 1.5)/25.4" office:value-type="float" office:value="1.19291338582677" calcext:value-type="float">
            <text:p>1.19291338582677</text:p>
          </table:table-cell>
        </table:table-row>
        <table:table-row table:style-name="ro1">
          <table:table-cell office:value-type="string" calcext:value-type="string">
            <text:p>1.25”</text:p>
          </table:table-cell>
          <table:table-cell office:value-type="float" office:value="14.1" calcext:value-type="float">
            <text:p>14.1</text:p>
          </table:table-cell>
          <table:table-cell office:value-type="float" office:value="10.3" calcext:value-type="float">
            <text:p>10.3</text:p>
          </table:table-cell>
          <table:table-cell office:value-type="float" office:value="21.2" calcext:value-type="float">
            <text:p>21.2</text:p>
          </table:table-cell>
          <table:table-cell table:formula="of:=[.B32]*[.C32]" office:value-type="float" office:value="145.23" calcext:value-type="float">
            <text:p>145.23</text:p>
          </table:table-cell>
          <table:table-cell table:number-columns-repeated="2"/>
          <table:table-cell table:formula="of:=([.D32] * 1.5)/25.4" office:value-type="float" office:value="1.25196850393701" calcext:value-type="float">
            <text:p>1.25196850393701</text:p>
          </table:table-cell>
        </table:table-row>
        <table:table-row table:style-name="ro1">
          <table:table-cell office:value-type="string" calcext:value-type="string">
            <text:p>1.31”</text:p>
          </table:table-cell>
          <table:table-cell office:value-type="float" office:value="15.81" calcext:value-type="float">
            <text:p>15.81</text:p>
          </table:table-cell>
          <table:table-cell office:value-type="float" office:value="8.8" calcext:value-type="float">
            <text:p>8.8</text:p>
          </table:table-cell>
          <table:table-cell office:value-type="float" office:value="22.2" calcext:value-type="float">
            <text:p>22.2</text:p>
          </table:table-cell>
          <table:table-cell table:formula="of:=[.B33]*[.C33]" office:value-type="float" office:value="139.128" calcext:value-type="float">
            <text:p>139.128</text:p>
          </table:table-cell>
          <table:table-cell/>
          <table:table-cell office:value-type="string" calcext:value-type="string">
            <text:p>Blackmagic</text:p>
          </table:table-cell>
          <table:table-cell table:formula="of:=([.D33] * 1.5)/25.4" office:value-type="float" office:value="1.31102362204724" calcext:value-type="float">
            <text:p>1.31102362204724</text:p>
          </table:table-cell>
        </table:table-row>
        <table:table-row table:style-name="ro1">
          <table:table-cell office:value-type="string" calcext:value-type="string">
            <text:p>1.37”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table:formula="of:=[.B34]*[.C34]" office:value-type="float" office:value="189.6" calcext:value-type="float">
            <text:p>189.6</text:p>
          </table:table-cell>
          <table:table-cell/>
          <table:table-cell office:value-type="string" calcext:value-type="string">
            <text:p>Blackmagic</text:p>
          </table:table-cell>
          <table:table-cell table:formula="of:=([.D34] * 1.5)/25.4" office:value-type="float" office:value="1.37007874015748" calcext:value-type="float">
            <text:p>1.37007874015748</text:p>
          </table:table-cell>
        </table:table-row>
        <table:table-row table:style-name="ro1">
          <table:table-cell office:value-type="string" calcext:value-type="string">
            <text:p>4/3”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.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Olympus Panasonic</text:p>
          </table:table-cell>
          <table:table-cell table:formula="of:=([.D35] * 1.5)/25.4" office:value-type="float" office:value="1.42913385826772" calcext:value-type="float">
            <text:p>1.42913385826772</text:p>
          </table:table-cell>
        </table:table-row>
        <table:table-row table:style-name="ro1">
          <table:table-cell office:value-type="string" calcext:value-type="string">
            <text:p>1.48”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25.2" calcext:value-type="float">
            <text:p>25.2</text:p>
          </table:table-cell>
          <table:table-cell table:formula="of:=[.B36]*[.C36]" office:value-type="float" office:value="261.8" calcext:value-type="float">
            <text:p>261.8</text:p>
          </table:table-cell>
          <table:table-cell table:number-columns-repeated="2"/>
          <table:table-cell table:formula="of:=([.D36] * 1.5)/25.4" office:value-type="float" office:value="1.48818897637795" calcext:value-type="float">
            <text:p>1.48818897637795</text:p>
          </table:table-cell>
        </table:table-row>
        <table:table-row table:style-name="ro1">
          <table:table-cell office:value-type="string" calcext:value-type="string">
            <text:p>1.54”</text:p>
          </table:table-cell>
          <table:table-cell office:value-type="float" office:value="21.95" calcext:value-type="float">
            <text:p>21.95</text:p>
          </table:table-cell>
          <table:table-cell office:value-type="float" office:value="9.35" calcext:value-type="float">
            <text:p>9.35</text:p>
          </table:table-cell>
          <table:table-cell office:value-type="float" office:value="26.2" calcext:value-type="float">
            <text:p>26.2</text:p>
          </table:table-cell>
          <table:table-cell table:formula="of:=[.B37]*[.C37]" office:value-type="float" office:value="205.2325" calcext:value-type="float">
            <text:p>205.2325</text:p>
          </table:table-cell>
          <table:table-cell office:value-type="string" calcext:value-type="string">
            <text:p>35mm 2-perf</text:p>
          </table:table-cell>
          <table:table-cell office:value-type="string" calcext:value-type="string">
            <text:p>Techniscope 2 Perf</text:p>
          </table:table-cell>
          <table:table-cell table:formula="of:=([.D37] * 1.5)/25.4" office:value-type="float" office:value="1.54724409448819" calcext:value-type="float">
            <text:p>1.54724409448819</text:p>
          </table:table-cell>
        </table:table-row>
        <table:table-row table:style-name="ro1">
          <table:table-cell office:value-type="string" calcext:value-type="string">
            <text:p>1.61”</text:p>
          </table:table-cell>
          <table:table-cell office:value-type="float" office:value="21.12" calcext:value-type="float">
            <text:p>21.1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2" calcext:value-type="float">
            <text:p>27.2</text:p>
          </table:table-cell>
          <table:table-cell table:formula="of:=[.B38]*[.C38]" office:value-type="float" office:value="250.9056" calcext:value-type="float">
            <text:p>250.9056</text:p>
          </table:table-cell>
          <table:table-cell/>
          <table:table-cell office:value-type="string" calcext:value-type="string">
            <text:p>Blackmagic</text:p>
          </table:table-cell>
          <table:table-cell table:formula="of:=([.D38] * 1.5)/25.4" office:value-type="float" office:value="1.60629921259843" calcext:value-type="float">
            <text:p>1.60629921259843</text:p>
          </table:table-cell>
        </table:table-row>
        <table:table-row table:style-name="ro1">
          <table:table-cell office:value-type="string" calcext:value-type="string">
            <text:p>1.66”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igma</text:p>
          </table:table-cell>
          <table:table-cell table:formula="of:=([.D39] * 1.5)/25.4" office:value-type="float" office:value="1.66535433070866" calcext:value-type="float">
            <text:p>1.66535433070866</text:p>
          </table:table-cell>
        </table:table-row>
        <table:table-row table:style-name="ro1">
          <table:table-cell office:value-type="string" calcext:value-type="string">
            <text:p>1.72”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table:formula="of:=[.B40]*[.C40]" office:value-type="float" office:value="248.4" calcext:value-type="float">
            <text:p>248.4</text:p>
          </table:table-cell>
          <table:table-cell/>
          <table:table-cell office:value-type="string" calcext:value-type="string">
            <text:p>RED DRAGON</text:p>
          </table:table-cell>
          <table:table-cell table:formula="of:=([.D40] * 1.5)/25.4" office:value-type="float" office:value="1.7244094488189" calcext:value-type="float">
            <text:p>1.7244094488189</text:p>
          </table:table-cell>
        </table:table-row>
        <table:table-row table:style-name="ro1">
          <table:table-cell office:value-type="string" calcext:value-type="string">
            <text:p>1.78”</text:p>
          </table:table-cell>
          <table:table-cell office:value-type="float" office:value="24.89" calcext:value-type="float">
            <text:p>24.89</text:p>
          </table:table-cell>
          <table:table-cell office:value-type="float" office:value="9.35" calcext:value-type="float">
            <text:p>9.35</text:p>
          </table:table-cell>
          <table:table-cell office:value-type="float" office:value="30.2" calcext:value-type="float">
            <text:p>30.2</text:p>
          </table:table-cell>
          <table:table-cell table:formula="of:=[.B41]*[.C41]" office:value-type="float" office:value="232.7215" calcext:value-type="float">
            <text:p>232.7215</text:p>
          </table:table-cell>
          <table:table-cell office:value-type="string" calcext:value-type="string">
            <text:p>Super 35mm 2-perf</text:p>
          </table:table-cell>
          <table:table-cell/>
          <table:table-cell table:formula="of:=([.D41] * 1.5)/25.4" office:value-type="float" office:value="1.78346456692913" calcext:value-type="float">
            <text:p>1.78346456692913</text:p>
          </table:table-cell>
        </table:table-row>
        <table:table-row table:style-name="ro1">
          <table:table-cell office:value-type="string" calcext:value-type="string">
            <text:p>1.84”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31.2" calcext:value-type="float">
            <text:p>31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F-S APS-C</text:p>
          </table:table-cell>
          <table:table-cell office:value-type="string" calcext:value-type="string">
            <text:p>Canon</text:p>
          </table:table-cell>
          <table:table-cell table:formula="of:=([.D42] * 1.5)/25.4" office:value-type="float" office:value="1.84251968503937" calcext:value-type="float">
            <text:p>1.84251968503937</text:p>
          </table:table-cell>
        </table:table-row>
        <table:table-row table:style-name="ro1">
          <table:table-cell office:value-type="string" calcext:value-type="string">
            <text:p>1.90”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.2" calcext:value-type="float">
            <text:p>32.2</text:p>
          </table:table-cell>
          <table:table-cell table:formula="of:=[.B43]*[.C43]" office:value-type="float" office:value="352" calcext:value-type="float">
            <text:p>352</text:p>
          </table:table-cell>
          <table:table-cell office:value-type="string" calcext:value-type="string">
            <text:p>35mm 4-perf movie frame</text:p>
          </table:table-cell>
          <table:table-cell office:value-type="string" calcext:value-type="string">
            <text:p>Super</text:p>
          </table:table-cell>
          <table:table-cell table:formula="of:=([.D43] * 1.5)/25.4" office:value-type="float" office:value="1.90157480314961" calcext:value-type="float">
            <text:p>1.90157480314961</text:p>
          </table:table-cell>
        </table:table-row>
        <table:table-row table:style-name="ro1">
          <table:table-cell office:value-type="string" calcext:value-type="string">
            <text:p>1.96”</text:p>
          </table:table-cell>
          <table:table-cell office:value-type="float" office:value="23.6" calcext:value-type="float">
            <text:p>23.6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Nikon Sony Pentax Fuji</text:p>
          </table:table-cell>
          <table:table-cell table:formula="of:=([.D44] * 1.5)/25.4" office:value-type="float" office:value="1.96062992125984" calcext:value-type="float">
            <text:p>1.96062992125984</text:p>
          </table:table-cell>
        </table:table-row>
        <table:table-row table:style-name="ro1">
          <table:table-cell office:value-type="string" calcext:value-type="string">
            <text:p>2.02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34.2" calcext:value-type="float">
            <text:p>34.2</text:p>
          </table:table-cell>
          <table:table-cell table:formula="of:=[.B45]*[.C45]" office:value-type="float" office:value="344.9754" calcext:value-type="float">
            <text:p>344.9754</text:p>
          </table:table-cell>
          <table:table-cell office:value-type="string" calcext:value-type="string">
            <text:p>Super 35mm 3-perf</text:p>
          </table:table-cell>
          <table:table-cell/>
          <table:table-cell table:formula="of:=([.D45] * 1.5)/25.4" office:value-type="float" office:value="2.01968503937008" calcext:value-type="float">
            <text:p>2.01968503937008</text:p>
          </table:table-cell>
        </table:table-row>
        <table:table-row table:style-name="ro1">
          <table:table-cell office:value-type="string" calcext:value-type="string">
            <text:p>2.08”</text:p>
          </table:table-cell>
          <table:table-cell office:value-type="float" office:value="25.34" calcext:value-type="float">
            <text:p>25.34</text:p>
          </table:table-cell>
          <table:table-cell office:value-type="float" office:value="14.25" calcext:value-type="float">
            <text:p>14.25</text:p>
          </table:table-cell>
          <table:table-cell office:value-type="float" office:value="35.2" calcext:value-type="float">
            <text:p>35.2</text:p>
          </table:table-cell>
          <table:table-cell table:formula="of:=[.B46]*[.C46]" office:value-type="float" office:value="361.095" calcext:value-type="float">
            <text:p>361.095</text:p>
          </table:table-cell>
          <table:table-cell/>
          <table:table-cell office:value-type="string" calcext:value-type="string">
            <text:p>Blackmagic</text:p>
          </table:table-cell>
          <table:table-cell table:formula="of:=([.D46] * 1.5)/25.4" office:value-type="float" office:value="2.07874015748032" calcext:value-type="float">
            <text:p>2.07874015748032</text:p>
          </table:table-cell>
        </table:table-row>
        <table:table-row table:style-name="ro1">
          <table:table-cell office:value-type="string" calcext:value-type="string">
            <text:p>2.14”</text:p>
          </table:table-cell>
          <table:table-cell office:value-type="float" office:value="25.6" calcext:value-type="float">
            <text:p>25.6</text:p>
          </table:table-cell>
          <table:table-cell office:value-type="float" office:value="13.5" calcext:value-type="float">
            <text:p>13.5</text:p>
          </table:table-cell>
          <table:table-cell office:value-type="float" office:value="36.2" calcext:value-type="float">
            <text:p>36.2</text:p>
          </table:table-cell>
          <table:table-cell table:formula="of:=[.B47]*[.C47]" office:value-type="float" office:value="345.6" calcext:value-type="float">
            <text:p>345.6</text:p>
          </table:table-cell>
          <table:table-cell/>
          <table:table-cell office:value-type="string" calcext:value-type="string">
            <text:p>RED DRAGON</text:p>
          </table:table-cell>
          <table:table-cell table:formula="of:=([.D47] * 1.5)/25.4" office:value-type="float" office:value="2.13779527559055" calcext:value-type="float">
            <text:p>2.13779527559055</text:p>
          </table:table-cell>
        </table:table-row>
        <table:table-row table:style-name="ro1">
          <table:table-cell office:value-type="string" calcext:value-type="string">
            <text:p>2.20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office:value-type="float" office:value="37.2" calcext:value-type="float">
            <text:p>37.2</text:p>
          </table:table-cell>
          <table:table-cell table:formula="of:=[.B48]*[.C48]" office:value-type="float" office:value="464.4474" calcext:value-type="float">
            <text:p>464.4474</text:p>
          </table:table-cell>
          <table:table-cell/>
          <table:table-cell office:value-type="string" calcext:value-type="string">
            <text:p>Super 35mm 4-perf</text:p>
          </table:table-cell>
          <table:table-cell table:formula="of:=([.D48] * 1.5)/25.4" office:value-type="float" office:value="2.19685039370079" calcext:value-type="float">
            <text:p>2.19685039370079</text:p>
          </table:table-cell>
        </table:table-row>
        <table:table-row table:style-name="ro1">
          <table:table-cell office:value-type="string" calcext:value-type="string">
            <text:p>2.26”</text:p>
          </table:table-cell>
          <table:table-cell office:value-type="float" office:value="28.7" calcext:value-type="float">
            <text:p>28.7</text:p>
          </table:table-cell>
          <table:table-cell office:value-type="float" office:value="19" calcext:value-type="float">
            <text:p>19</text:p>
          </table:table-cell>
          <table:table-cell office:value-type="float" office:value="38.2" calcext:value-type="float">
            <text:p>38.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formula="of:=([.D49] * 1.5)/25.4" office:value-type="float" office:value="2.25590551181102" calcext:value-type="float">
            <text:p>2.25590551181102</text:p>
          </table:table-cell>
        </table:table-row>
        <table:table-row table:style-name="ro1">
          <table:table-cell office:value-type="string" calcext:value-type="string">
            <text:p>2.31”</text:p>
          </table:table-cell>
          <table:table-cell office:value-type="float" office:value="29.9" calcext:value-type="float">
            <text:p>29.9</text:p>
          </table:table-cell>
          <table:table-cell office:value-type="float" office:value="15.77" calcext:value-type="float">
            <text:p>15.77</text:p>
          </table:table-cell>
          <table:table-cell office:value-type="float" office:value="39.2" calcext:value-type="float">
            <text:p>39.2</text:p>
          </table:table-cell>
          <table:table-cell table:formula="of:=[.B50]*[.C50]" office:value-type="float" office:value="471.523" calcext:value-type="float">
            <text:p>471.523</text:p>
          </table:table-cell>
          <table:table-cell/>
          <table:table-cell office:value-type="string" calcext:value-type="string">
            <text:p>ARRI</text:p>
          </table:table-cell>
          <table:table-cell table:formula="of:=([.D50] * 1.5)/25.4" office:value-type="float" office:value="2.31496062992126" calcext:value-type="float">
            <text:p>2.31496062992126</text:p>
          </table:table-cell>
        </table:table-row>
        <table:table-row table:style-name="ro1">
          <table:table-cell office:value-type="string" calcext:value-type="string">
            <text:p>2.37”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table:formula="of:=[.B51]*[.C51]" office:value-type="float" office:value="485.06" calcext:value-type="float">
            <text:p>485.06</text:p>
          </table:table-cell>
          <table:table-cell/>
          <table:table-cell office:value-type="string" calcext:value-type="string">
            <text:p>RED DRAGON</text:p>
          </table:table-cell>
          <table:table-cell table:formula="of:=([.D51] * 1.5)/25.4" office:value-type="float" office:value="2.3740157480315" calcext:value-type="float">
            <text:p>2.3740157480315</text:p>
          </table:table-cell>
        </table:table-row>
        <table:table-row table:style-name="ro1">
          <table:table-cell office:value-type="string" calcext:value-type="string">
            <text:p>2.56”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.266" calcext:value-type="float">
            <text:p>43.26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35mm Full frame</text:p>
          </table:table-cell>
          <table:table-cell office:value-type="string" calcext:value-type="string">
            <text:p>Film</text:p>
          </table:table-cell>
          <table:table-cell table:formula="of:=([.D52] * 1.5)/25.4" office:value-type="float" office:value="2.55507874015748" calcext:value-type="float">
            <text:p>2.55507874015748</text:p>
          </table:table-cell>
        </table:table-row>
        <table:table-row table:style-name="ro1">
          <table:table-cell office:value-type="string" calcext:value-type="string">
            <text:p>2.64”</text:p>
          </table:table-cell>
          <table:table-cell office:value-type="float" office:value="36.7" calcext:value-type="float">
            <text:p>36.7</text:p>
          </table:table-cell>
          <table:table-cell office:value-type="float" office:value="25.54" calcext:value-type="float">
            <text:p>25.54</text:p>
          </table:table-cell>
          <table:table-cell table:formula="of:=SQRT(([.B53])^2+([.C53])^2)" office:value-type="float" office:value="44.7122086235963" calcext:value-type="float">
            <text:p>44.7122086235963</text:p>
          </table:table-cell>
          <table:table-cell table:formula="of:=[.B53]*[.C53]" office:value-type="float" office:value="937.318" calcext:value-type="float">
            <text:p>937.318</text:p>
          </table:table-cell>
          <table:table-cell/>
          <table:table-cell office:value-type="string" calcext:value-type="string">
            <text:p>ARRI</text:p>
          </table:table-cell>
          <table:table-cell table:formula="of:=([.D53] * 1.5)/25.4" office:value-type="float" office:value="2.640484761236" calcext:value-type="float">
            <text:p>2.640484761236</text:p>
          </table:table-cell>
        </table:table-row>
        <table:table-row table:style-name="ro1">
          <table:table-cell office:value-type="string" calcext:value-type="string">
            <text:p>2.73”</text:p>
          </table:table-cell>
          <table:table-cell office:value-type="float" office:value="40.96" calcext:value-type="float">
            <text:p>40.96</text:p>
          </table:table-cell>
          <table:table-cell office:value-type="float" office:value="21.6" calcext:value-type="float">
            <text:p>21.6</text:p>
          </table:table-cell>
          <table:table-cell table:formula="of:=SQRT(([.B54])^2+([.C54])^2)" office:value-type="float" office:value="46.3063883281778" calcext:value-type="float">
            <text:p>46.3063883281778</text:p>
          </table:table-cell>
          <table:table-cell table:formula="of:=[.B54]*[.C54]" office:value-type="float" office:value="884.736" calcext:value-type="float">
            <text:p>884.736</text:p>
          </table:table-cell>
          <table:table-cell/>
          <table:table-cell office:value-type="string" calcext:value-type="string">
            <text:p>RED MONSTRO</text:p>
          </table:table-cell>
          <table:table-cell table:formula="of:=([.D54] * 1.5)/25.4" office:value-type="float" office:value="2.734629231979" calcext:value-type="float">
            <text:p>2.734629231979</text:p>
          </table:table-cell>
        </table:table-row>
        <table:table-row table:style-name="ro1">
          <table:table-cell office:value-type="string" calcext:value-type="string">
            <text:p>3.19”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QRT(([.B55])^2+([.C55])^2)" office:value-type="float" office:value="54.0832691319598" calcext:value-type="float">
            <text:p>54.0832691319598</text:p>
          </table:table-cell>
          <table:table-cell table:formula="of:=[.B55]*[.C55]" office:value-type="float" office:value="1350" calcext:value-type="float">
            <text:p>1350</text:p>
          </table:table-cell>
          <table:table-cell/>
          <table:table-cell office:value-type="string" calcext:value-type="string">
            <text:p>Leica S</text:p>
          </table:table-cell>
          <table:table-cell table:formula="of:=([.D55] * 1.5)/25.4" office:value-type="float" office:value="3.19389384637558" calcext:value-type="float">
            <text:p>3.19389384637558</text:p>
          </table:table-cell>
        </table:table-row>
        <table:table-row table:style-name="ro1">
          <table:table-cell office:value-type="string" calcext:value-type="string">
            <text:p>3.24”</text:p>
          </table:table-cell>
          <table:table-cell office:value-type="float" office:value="43.8" calcext:value-type="float">
            <text:p>43.8</text:p>
          </table:table-cell>
          <table:table-cell office:value-type="float" office:value="32.9" calcext:value-type="float">
            <text:p>32.9</text:p>
          </table:table-cell>
          <table:table-cell table:formula="of:=SQRT(([.B56])^2+([.C56])^2)" office:value-type="float" office:value="54.7800146038681" calcext:value-type="float">
            <text:p>54.7800146038681</text:p>
          </table:table-cell>
          <table:table-cell table:formula="of:=[.B56]*[.C56]" office:value-type="float" office:value="1441.02" calcext:value-type="float">
            <text:p>1441.02</text:p>
          </table:table-cell>
          <table:table-cell/>
          <table:table-cell office:value-type="string" calcext:value-type="string">
            <text:p>Pentax 645D</text:p>
          </table:table-cell>
          <table:table-cell table:formula="of:=([.D56] * 1.5)/25.4" office:value-type="float" office:value="3.23504023251189" calcext:value-type="float">
            <text:p>3.23504023251189</text:p>
          </table:table-cell>
        </table:table-row>
        <table:table-row table:style-name="ro1">
          <table:table-cell office:value-type="string" calcext:value-type="string">
            <text:p>3.38”</text:p>
          </table:table-cell>
          <table:table-cell office:value-type="float" office:value="52.48" calcext:value-type="float">
            <text:p>52.48</text:p>
          </table:table-cell>
          <table:table-cell office:value-type="float" office:value="23.01" calcext:value-type="float">
            <text:p>23.01</text:p>
          </table:table-cell>
          <table:table-cell table:formula="of:=SQRT(([.B57])^2+([.C57])^2)" office:value-type="float" office:value="57.3027966158721" calcext:value-type="float">
            <text:p>57.3027966158721</text:p>
          </table:table-cell>
          <table:table-cell table:formula="of:=[.B57]*[.C57]" office:value-type="float" office:value="1207.5648" calcext:value-type="float">
            <text:p>1207.5648</text:p>
          </table:table-cell>
          <table:table-cell office:value-type="string" calcext:value-type="string">
            <text:p>65mm/70mm</text:p>
          </table:table-cell>
          <table:table-cell/>
          <table:table-cell table:formula="of:=([.D57] * 1.5)/25.4" office:value-type="float" office:value="3.38402342219717" calcext:value-type="float">
            <text:p>3.38402342219717</text:p>
          </table:table-cell>
        </table:table-row>
        <table:table-row table:style-name="ro1">
          <table:table-cell office:value-type="string" calcext:value-type="string">
            <text:p>3.54”</text:p>
          </table:table-cell>
          <table:table-cell office:value-type="float" office:value="54.12" calcext:value-type="float">
            <text:p>54.12</text:p>
          </table:table-cell>
          <table:table-cell office:value-type="float" office:value="25.58" calcext:value-type="float">
            <text:p>25.58</text:p>
          </table:table-cell>
          <table:table-cell table:formula="of:=SQRT(([.B58])^2+([.C58])^2)" office:value-type="float" office:value="59.8607617726337" calcext:value-type="float">
            <text:p>59.8607617726337</text:p>
          </table:table-cell>
          <table:table-cell table:formula="of:=[.B58]*[.C58]" office:value-type="float" office:value="1384.3896" calcext:value-type="float">
            <text:p>1384.3896</text:p>
          </table:table-cell>
          <table:table-cell/>
          <table:table-cell office:value-type="string" calcext:value-type="string">
            <text:p>ARRI</text:p>
          </table:table-cell>
          <table:table-cell table:formula="of:=([.D58] * 1.5)/25.4" office:value-type="float" office:value="3.53508435665159" calcext:value-type="float">
            <text:p>3.53508435665159</text:p>
          </table:table-cell>
        </table:table-row>
        <table:table-row table:style-name="ro1">
          <table:table-cell office:value-type="string" calcext:value-type="string">
            <text:p>3.62”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table:formula="of:=SQRT(([.B59])^2+([.C59])^2)" office:value-type="float" office:value="61.2800130548289" calcext:value-type="float">
            <text:p>61.2800130548289</text:p>
          </table:table-cell>
          <table:table-cell table:formula="of:=[.B59]*[.C59]" office:value-type="float" office:value="1803.2" calcext:value-type="float">
            <text:p>1803.2</text:p>
          </table:table-cell>
          <table:table-cell/>
          <table:table-cell office:value-type="string" calcext:value-type="string">
            <text:p>39000 CCD</text:p>
          </table:table-cell>
          <table:table-cell table:formula="of:=([.D59] * 1.5)/25.4" office:value-type="float" office:value="3.61889840874974" calcext:value-type="float">
            <text:p>3.61889840874974</text:p>
          </table:table-cell>
        </table:table-row>
        <table:table-row table:style-name="ro1">
          <table:table-cell office:value-type="string" calcext:value-type="string">
            <text:p>3.93”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QRT(([.B60])^2+([.C60])^2)" office:value-type="float" office:value="66.573267908373" calcext:value-type="float">
            <text:p>66.573267908373</text:p>
          </table:table-cell>
          <table:table-cell table:formula="of:=[.B60]*[.C60]" office:value-type="float" office:value="2016" calcext:value-type="float">
            <text:p>2016</text:p>
          </table:table-cell>
          <table:table-cell/>
          <table:table-cell office:value-type="string" calcext:value-type="string">
            <text:p>Leaf Afi 10</text:p>
          </table:table-cell>
          <table:table-cell table:formula="of:=([.D60] * 1.5)/25.4" office:value-type="float" office:value="3.93149219931336" calcext:value-type="float">
            <text:p>3.93149219931336</text:p>
          </table:table-cell>
        </table:table-row>
        <table:table-row table:style-name="ro1">
          <table:table-cell office:value-type="string" calcext:value-type="string">
            <text:p>3.96”</text:p>
          </table:table-cell>
          <table:table-cell office:value-type="float" office:value="53.7" calcext:value-type="float">
            <text:p>53.7</text:p>
          </table:table-cell>
          <table:table-cell office:value-type="float" office:value="40.2" calcext:value-type="float">
            <text:p>40.2</text:p>
          </table:table-cell>
          <table:table-cell table:formula="of:=SQRT(([.B61])^2+([.C61])^2)" office:value-type="float" office:value="67.0800268336261" calcext:value-type="float">
            <text:p>67.0800268336261</text:p>
          </table:table-cell>
          <table:table-cell table:formula="of:=[.B61]*[.C61]" office:value-type="float" office:value="2158.74" calcext:value-type="float">
            <text:p>2158.74</text:p>
          </table:table-cell>
          <table:table-cell office:value-type="string" calcext:value-type="string">
            <text:p>Medium-format</text:p>
          </table:table-cell>
          <table:table-cell/>
          <table:table-cell table:formula="of:=([.D61] * 1.5)/25.4" office:value-type="float" office:value="3.96141890749761" calcext:value-type="float">
            <text:p>3.96141890749761</text:p>
          </table:table-cell>
        </table:table-row>
        <table:table-row table:style-name="ro1">
          <table:table-cell office:value-type="string" calcext:value-type="string">
            <text:p>3.98”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table:formula="of:=SQRT(([.B62])^2+([.C62])^2)" office:value-type="float" office:value="67.3600029691211" calcext:value-type="float">
            <text:p>67.3600029691211</text:p>
          </table:table-cell>
          <table:table-cell table:formula="of:=[.B62]*[.C62]" office:value-type="float" office:value="2177.56" calcext:value-type="float">
            <text:p>2177.56</text:p>
          </table:table-cell>
          <table:table-cell/>
          <table:table-cell office:value-type="string" calcext:value-type="string">
            <text:p>Phase One P65+</text:p>
          </table:table-cell>
          <table:table-cell table:formula="of:=([.D62] * 1.5)/25.4" office:value-type="float" office:value="3.97795293124731" calcext:value-type="float">
            <text:p>3.97795293124731</text:p>
          </table:table-cell>
        </table:table-row>
        <table:table-row table:style-name="ro1">
          <table:table-cell office:value-type="string" calcext:value-type="string">
            <text:p>4.13”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SQRT(([.B63])^2+([.C63])^2)" office:value-type="float" office:value="70" calcext:value-type="float">
            <text:p>70</text:p>
          </table:table-cell>
          <table:table-cell table:formula="of:=[.B63]*[.C63]" office:value-type="float" office:value="2352" calcext:value-type="float">
            <text:p>2352</text:p>
          </table:table-cell>
          <table:table-cell office:value-type="string" calcext:value-type="string">
            <text:p>Medium-format/645 format</text:p>
          </table:table-cell>
          <table:table-cell/>
          <table:table-cell table:formula="of:=([.D63] * 1.5)/25.4" office:value-type="float" office:value="4.13385826771654" calcext:value-type="float">
            <text:p>4.13385826771654</text:p>
          </table:table-cell>
        </table:table-row>
        <table:table-row table:style-name="ro1">
          <table:table-cell office:value-type="string" calcext:value-type="string">
            <text:p>4.68”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SQRT(([.B64])^2+([.C64])^2)" office:value-type="float" office:value="79.1959594928933" calcext:value-type="float">
            <text:p>79.1959594928933</text:p>
          </table:table-cell>
          <table:table-cell table:formula="of:=[.B64]*[.C64]" office:value-type="float" office:value="3136" calcext:value-type="float">
            <text:p>3136</text:p>
          </table:table-cell>
          <table:table-cell office:value-type="string" calcext:value-type="string">
            <text:p>Medium-format</text:p>
          </table:table-cell>
          <table:table-cell/>
          <table:table-cell table:formula="of:=([.D64] * 1.5)/25.4" office:value-type="float" office:value="4.6769267417063" calcext:value-type="float">
            <text:p>4.6769267417063</text:p>
          </table:table-cell>
        </table:table-row>
        <table:table-row table:style-name="ro1">
          <table:table-cell office:value-type="string" calcext:value-type="string">
            <text:p>5.19”</text:p>
          </table:table-cell>
          <table:table-cell office:value-type="float" office:value="70.41" calcext:value-type="float">
            <text:p>70.41</text:p>
          </table:table-cell>
          <table:table-cell office:value-type="float" office:value="52.63" calcext:value-type="float">
            <text:p>52.63</text:p>
          </table:table-cell>
          <table:table-cell table:formula="of:=SQRT(([.B65])^2+([.C65])^2)" office:value-type="float" office:value="87.9061146906175" calcext:value-type="float">
            <text:p>87.9061146906175</text:p>
          </table:table-cell>
          <table:table-cell table:formula="of:=[.B65]*[.C65]" office:value-type="float" office:value="3705.6783" calcext:value-type="float">
            <text:p>3705.6783</text:p>
          </table:table-cell>
          <table:table-cell office:value-type="string" calcext:value-type="string">
            <text:p>IMAX</text:p>
          </table:table-cell>
          <table:table-cell/>
          <table:table-cell table:formula="of:=([.D65] * 1.5)/25.4" office:value-type="float" office:value="5.19130598566639" calcext:value-type="float">
            <text:p>5.19130598566639</text:p>
          </table:table-cell>
        </table:table-row>
        <table:table-row table:style-name="ro1">
          <table:table-cell office:value-type="string" calcext:value-type="string">
            <text:p>5.29”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SQRT(([.B66])^2+([.C66])^2)" office:value-type="float" office:value="89.6437393240599" calcext:value-type="float">
            <text:p>89.6437393240599</text:p>
          </table:table-cell>
          <table:table-cell table:formula="of:=[.B66]*[.C66]" office:value-type="float" office:value="3920" calcext:value-type="float">
            <text:p>3920</text:p>
          </table:table-cell>
          <table:table-cell office:value-type="string" calcext:value-type="string">
            <text:p>Medium-format 60x70</text:p>
          </table:table-cell>
          <table:table-cell/>
          <table:table-cell table:formula="of:=([.D66] * 1.5)/25.4" office:value-type="float" office:value="5.29392161362558" calcext:value-type="float">
            <text:p>5.29392161362558</text:p>
          </table:table-cell>
        </table:table-row>
        <table:table-row table:style-name="ro1">
          <table:table-cell office:value-type="string" calcext:value-type="string">
            <text:p>5.58”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SQRT(([.B67])^2+([.C67])^2)" office:value-type="float" office:value="94.4033897696476" calcext:value-type="float">
            <text:p>94.4033897696476</text:p>
          </table:table-cell>
          <table:table-cell table:formula="of:=[.B67]*[.C67]" office:value-type="float" office:value="4256" calcext:value-type="float">
            <text:p>4256</text:p>
          </table:table-cell>
          <table:table-cell office:value-type="string" calcext:value-type="string">
            <text:p>Medium-format 60x80</text:p>
          </table:table-cell>
          <table:table-cell/>
          <table:table-cell table:formula="of:=([.D67] * 1.5)/25.4" office:value-type="float" office:value="5.5750033328532" calcext:value-type="float">
            <text:p>5.5750033328532</text:p>
          </table:table-cell>
        </table:table-row>
        <table:table-row table:style-name="ro1">
          <table:table-cell office:value-type="string" calcext:value-type="string">
            <text:p>5.96”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SQRT(([.B68])^2+([.C68])^2)" office:value-type="float" office:value="100.955435712992" calcext:value-type="float">
            <text:p>100.955435712992</text:p>
          </table:table-cell>
          <table:table-cell table:formula="of:=[.B68]*[.C68]" office:value-type="float" office:value="4704" calcext:value-type="float">
            <text:p>4704</text:p>
          </table:table-cell>
          <table:table-cell office:value-type="string" calcext:value-type="string">
            <text:p>Medium-format 60x90</text:p>
          </table:table-cell>
          <table:table-cell/>
          <table:table-cell table:formula="of:=([.D68] * 1.5)/25.4" office:value-type="float" office:value="5.96193517990109" calcext:value-type="float">
            <text:p>5.96193517990109</text:p>
          </table:table-cell>
        </table:table-row>
        <table:table-row table:style-name="ro1">
          <table:table-cell office:value-type="string" calcext:value-type="string">
            <text:p>9.16”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formula="of:=SQRT(([.B69])^2+([.C69])^2)" office:value-type="float" office:value="155.080624192708" calcext:value-type="float">
            <text:p>155.080624192708</text:p>
          </table:table-cell>
          <table:table-cell table:formula="of:=[.B69]*[.C69]" office:value-type="float" office:value="11737" calcext:value-type="float">
            <text:p>11737</text:p>
          </table:table-cell>
          <table:table-cell office:value-type="string" calcext:value-type="string">
            <text:p>Large-format 4x5</text:p>
          </table:table-cell>
          <table:table-cell/>
          <table:table-cell table:formula="of:=([.D69] * 1.5)/25.4" office:value-type="float" office:value="9.15830457830954" calcext:value-type="float">
            <text:p>9.15830457830954</text:p>
          </table:table-cell>
        </table:table-row>
        <table:table-row table:style-name="ro1">
          <table:table-cell office:value-type="string" calcext:value-type="string">
            <text:p>12.9”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table:formula="of:=SQRT(([.B70])^2+([.C70])^2)" office:value-type="float" office:value="218.661839377611" calcext:value-type="float">
            <text:p>218.661839377611</text:p>
          </table:table-cell>
          <table:table-cell table:formula="of:=[.B70]*[.C70]" office:value-type="float" office:value="22606" calcext:value-type="float">
            <text:p>22606</text:p>
          </table:table-cell>
          <table:table-cell office:value-type="string" calcext:value-type="string">
            <text:p>Large-format 5x7</text:p>
          </table:table-cell>
          <table:table-cell/>
          <table:table-cell table:formula="of:=([.D70] * 1.5)/25.4" office:value-type="float" office:value="12.9131007506463" calcext:value-type="float">
            <text:p>12.9131007506463</text:p>
          </table:table-cell>
        </table:table-row>
        <table:table-row table:style-name="ro1">
          <table:table-cell office:value-type="string" calcext:value-type="string">
            <text:p>19.2”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SQRT(([.B71])^2+([.C71])^2)" office:value-type="float" office:value="325.153809757782" calcext:value-type="float">
            <text:p>325.153809757782</text:p>
          </table:table-cell>
          <table:table-cell table:formula="of:=[.B71]*[.C71]" office:value-type="float" office:value="51562" calcext:value-type="float">
            <text:p>51562</text:p>
          </table:table-cell>
          <table:table-cell office:value-type="string" calcext:value-type="string">
            <text:p>Large-format 8x10</text:p>
          </table:table-cell>
          <table:table-cell/>
          <table:table-cell table:formula="of:=([.D71] * 1.5)/25.4" office:value-type="float" office:value="19.2019966392391" calcext:value-type="float">
            <text:p>19.2019966392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14:31:56.9634976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3T21:32:42.436015859</meta:creation-date>
    <meta:generator>LibreOffice/25.2.1.2$Linux_X86_64 LibreOffice_project/520$Build-2</meta:generator>
    <dc:date>2025-11-06T15:03:15.356266344</dc:date>
    <meta:editing-duration>PT6H35M57S</meta:editing-duration>
    <meta:editing-cycles>48</meta:editing-cycles>
    <meta:document-statistic meta:table-count="4" meta:cell-count="1378" meta:object-count="0"/>
  </office:meta>
</office:document-meta>
</file>